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4.366cm" svg:y="8.9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6.466cm" svg:y="8.9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8.9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8.9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8.9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8.9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8.9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4.366cm" svg:y="11.0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6.466cm" svg:y="11.0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11.0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11.0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11.0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11.0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11.0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4.366cm" svg:y="13.1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6.466cm" svg:y="13.1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13.1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13.1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13.1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13.1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13.1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4.366cm" svg:y="15.2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6.466cm" svg:y="15.2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15.2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15.2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15.2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15.2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15.2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3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3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3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3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3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3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3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3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3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3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3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3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3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8.9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8.9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8.9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8.9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8.9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11.0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11.0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11.0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11.0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11.0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13.1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13.1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13.1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13.1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13.1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15.2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15.2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15.2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15.2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15.2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3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3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3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3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4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4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4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4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4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4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5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25:54.501986493</dc:date>
    <dc:creator>elucterio </dc:creator>
    <meta:editing-duration>PT12H35M48S</meta:editing-duration>
    <meta:editing-cycles>51</meta:editing-cycles>
    <meta:generator>LibreOffice/4.2.8.2$Linux_X86_64 LibreOffice_project/420m0$Build-2</meta:generator>
    <meta:document-statistic meta:object-count="110"/>
  </office:meta>
</office:document-meta>
</file>